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8be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t" fo:country="BR" officeooo:paragraph-rsid="0018bef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fb6ad" officeooo:paragraph-rsid="0018bef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18be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8bef1"/>
    </style:style>
    <style:style style:name="P8" style:family="paragraph" style:parent-style-name="Standard">
      <style:paragraph-properties fo:text-align="end" style:justify-single-word="false"/>
      <style:text-properties officeooo:paragraph-rsid="0018bef1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8bef1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8be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8f8f9" officeooo:paragraph-rsid="0018f8f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8.682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8.894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9.319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officeooo:rsid="0018f8f9" style:font-size-asian="12pt" style:font-size-complex="12pt"/>
    </style:style>
    <style:style style:name="T4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fo:font-weight="normal" officeooo:rsid="0018df57" style:font-size-asian="12pt" style:font-weight-asian="normal" style:font-size-complex="12pt" style:font-weight-complex="normal"/>
    </style:style>
    <style:style style:name="T7" style:family="text">
      <style:text-properties officeooo:rsid="0018df57"/>
    </style:style>
    <style:style style:name="T8" style:family="text">
      <style:text-properties officeooo:rsid="0018f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UDO <text:span text:style-name="T7">MÉDICO</text:span></text:p>
      <text:p text:style-name="P1"/>
      <text:p text:style-name="P1"/>
      <text:p text:style-name="P1"/>
      <text:p text:style-name="P12">EVELYN SOFIA DE OLIVEIRA LEITE</text:p>
      <text:p text:style-name="P3"/>
      <text:p text:style-name="P3"/>
      <text:p text:style-name="P3"/>
      <text:p text:style-name="P3"/>
      <text:p text:style-name="P2"/>
      <text:p text:style-name="P7"><text:span text:style-name="T1"><text:s text:c="11"/>Paciente</text:span><text:span text:style-name="T2"> <text:s/></text:span><text:span text:style-name="T1">portador(a)</text:span><text:span text:style-name="T2"> de</text:span><text:span text:style-name="T1"> </text:span><text:span text:style-name="T3">atraso na socialização, porém fala e mantém olhar normalmente. É portanto uma criança timida e introvertida, devendo realizar terapia com psicologa.</text:span></text:p>
      <text:p text:style-name="P7"><text:span text:style-name="T1"><text:s text:c="5"/></text:span></text:p>
      <text:p text:style-name="P4"/>
      <text:p text:style-name="P5">CID10: <text:span text:style-name="T8">F 98</text:span></text:p>
      <text:p text:style-name="P5"/>
      <text:p text:style-name="P5"/>
      <text:p text:style-name="P5"/>
      <text:p text:style-name="P5"/>
      <text:p text:style-name="P8"><text:span text:style-name="T4"><text:s/></text:span><text:span text:style-name="T5">Maracanaú </text:span><text:span text:style-name="T6">14</text:span><text:span text:style-name="T5"> de </text:span><text:span text:style-name="T6">novembro</text:span><text:span text:style-name="T5"> de 2024 </text:span></text:p>
      <text:p text:style-name="P6"/>
      <text:p text:style-name="P6"/>
      <text:p text:style-name="P6"/>
      <text:p text:style-name="P6"/>
      <text:p text:style-name="P6"/>
      <text:p text:style-name="P6"/>
      <text:p text:style-name="P13">…......................................................</text:p>
      <text:p text:style-name="P14">Dra. Gilma Holanda</text:p>
      <text:p text:style-name="P15">CRM:2374</text:p>
      <text:p text:style-name="P5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16:54:04.062000000</meta:creation-date>
    <meta:print-date>2024-11-14T12:03:48.101000000</meta:print-date>
    <dc:date>2024-11-14T12:04:31.048000000</dc:date>
    <meta:editing-duration>PT1H43M6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45" meta:character-count="357" meta:non-whitespace-character-count="301"/>
  </office:meta>
</office:document-meta>
</file>